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9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58.95pt"/>
    </style:style>
    <style:style style:name="co4" style:family="table-column">
      <style:table-column-properties fo:break-before="auto" style:column-width="335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418.39pt"/>
    </style:style>
    <style:style style:name="co7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36" style:family="table-cell" style:parent-style-name="Default">
      <style:table-cell-properties fo:background-color="#eeeeee"/>
    </style:style>
    <style:style style:name="ce3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</style:style>
    <style:style style:name="ce4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1" table:default-cell-style-name="ce21"/>
        <table:table-row table:style-name="ro1">
          <table:table-cell table:style-name="ce19" office:value-type="float" office:value="0.14" calcext:value-type="float">
            <text:p>0.14</text:p>
          </table:table-cell>
        </table:table-row>
        <table:table-row table:style-name="ro1">
          <table:table-cell table:style-name="ce20" office:value-type="string" calcext:value-type="string">
            <text:p>Build-line farms</text:p>
          </table:table-cell>
        </table:table-row>
        <table:table-row table:style-name="ro1">
          <table:table-cell/>
        </table:table-row>
        <table:table-row table:style-name="ro1">
          <table:table-cell table:style-name="ce22" office:value-type="float" office:value="0.15" calcext:value-type="float">
            <text:p>0.15</text:p>
          </table:table-cell>
        </table:table-row>
        <table:table-row table:style-name="ro1">
          <table:table-cell table:style-name="ce35" office:value-type="string" calcext:value-type="string">
            <text:p>Build operations</text:p>
          </table:table-cell>
        </table:table-row>
        <table:table-row table:style-name="ro1">
          <table:table-cell table:style-name="ce20" office:value-type="string" calcext:value-type="string">
            <text:p>Improve unit finding</text:p>
          </table:table-cell>
        </table:table-row>
        <table:table-row table:style-name="ro1">
          <table:table-cell table:style-name="ce20" office:value-type="string" calcext:value-type="string">
            <text:p>Improve unit updating</text:p>
          </table:table-cell>
        </table:table-row>
        <table:table-row table:style-name="ro1">
          <table:table-cell table:style-name="ce36" office:value-type="string" calcext:value-type="string">
            <text:p>Allied goals and sn’s</text:p>
          </table:table-cell>
        </table:table-row>
        <table:table-row table:style-name="ro1">
          <table:table-cell table:style-name="ce20" office:value-type="string" calcext:value-type="string">
            <text:p>Gather wood</text:p>
          </table:table-cell>
        </table:table-row>
        <table:table-row table:style-name="ro1">
          <table:table-cell table:style-name="ce20" office:value-type="string" calcext:value-type="string">
            <text:p>Gather gold</text:p>
          </table:table-cell>
        </table:table-row>
        <table:table-row table:style-name="ro1">
          <table:table-cell table:style-name="ce20" office:value-type="string" calcext:value-type="string">
            <text:p>Gather stone</text:p>
          </table:table-cell>
        </table:table-row>
        <table:table-row table:style-name="ro1">
          <table:table-cell table:style-name="ce37"/>
        </table:table-row>
        <table:table-row table:style-name="ro1">
          <table:table-cell table:style-name="ce40" office:value-type="string" calcext:value-type="string">
            <text:p>0.16</text:p>
          </table:table-cell>
        </table:table-row>
        <table:table-row table:style-name="ro1">
          <table:table-cell table:style-name="ce20" office:value-type="string" calcext:value-type="string">
            <text:p>Gather berries</text:p>
          </table:table-cell>
        </table:table-row>
        <table:table-row table:style-name="ro1">
          <table:table-cell table:style-name="ce20" office:value-type="string" calcext:value-type="string">
            <text:p>Gather sheep</text:p>
          </table:table-cell>
        </table:table-row>
        <table:table-row table:style-name="ro1">
          <table:table-cell office:value-type="string" calcext:value-type="string">
            <text:p>Gather farm</text:p>
          </table:table-cell>
        </table:table-row>
        <table:table-row table:style-name="ro1">
          <table:table-cell office:value-type="string" calcext:value-type="string">
            <text:p>Gather hunt</text:p>
          </table:table-cell>
        </table:table-row>
        <table:table-row table:style-name="ro1">
          <table:table-cell office:value-type="string" calcext:value-type="string">
            <text:p>Military manager</text:p>
          </table:table-cell>
        </table:table-row>
        <table:table-row table:style-name="ro1">
          <table:table-cell office:value-type="string" calcext:value-type="string">
            <text:p>Scout operations</text:p>
          </table:table-cell>
        </table:table-row>
        <table:table-row table:style-name="ro1">
          <table:table-cell office:value-type="string" calcext:value-type="string">
            <text:p>Attack operations</text:p>
          </table:table-cell>
        </table:table-row>
        <table:table-row table:style-name="ro1">
          <table:table-cell office:value-type="string" calcext:value-type="string">
            <text:p>Heal operations</text:p>
          </table:table-cell>
        </table:table-row>
        <table:table-row table:style-name="ro1">
          <table:table-cell table:style-name="ce41" office:value-type="string" calcext:value-type="string">
            <text:p>Diplomacy manager</text:p>
          </table:table-cell>
        </table:table-row>
        <table:table-row table:style-name="ro1">
          <table:table-cell table:style-name="ce41" office:value-type="string" calcext:value-type="string">
            <text:p>Taunts and flares</text:p>
          </table:table-cell>
        </table:table-row>
        <table:table-row table:style-name="ro1">
          <table:table-cell table:style-name="Default" office:value-type="string" calcext:value-type="string">
            <text:p>Team id and communication</text:p>
          </table:table-cell>
        </table:table-row>
        <table:table-row table:style-name="ro1">
          <table:table-cell office:value-type="string" calcext:value-type="string">
            <text:p>Building footprints</text:p>
          </table:table-cell>
        </table:table-row>
        <table:table-row table:style-name="ro1">
          <table:table-cell office:value-type="string" calcext:value-type="string">
            <text:p>Tile obstructions</text:p>
          </table:table-cell>
        </table:table-row>
        <table:table-row table:style-name="ro1">
          <table:table-cell office:value-type="string" calcext:value-type="string">
            <text:p>Build-line all buildings</text:p>
          </table:table-cell>
        </table:table-row>
        <table:table-row table:style-name="ro1">
          <table:table-cell office:value-type="string" calcext:value-type="string">
            <text:p>Strategies</text:p>
          </table:table-cell>
        </table:table-row>
        <table:table-row table:style-name="ro1">
          <table:table-cell office:value-type="string" calcext:value-type="string">
            <text:p>Auto update gatherers</text:p>
          </table:table-cell>
        </table:table-row>
        <table:table-row table:style-name="ro1">
          <table:table-cell office:value-type="string" calcext:value-type="string">
            <text:p>Auto production buildings</text:p>
          </table:table-cell>
        </table:table-row>
        <table:table-row table:style-name="ro1">
          <table:table-cell office:value-type="string" calcext:value-type="string">
            <text:p>Auto eco techs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lay AOC 1.5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Play WK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Play DE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Play water maps</text:p>
          </table:table-cell>
        </table:table-row>
        <table:table-row table:style-name="ro1">
          <table:table-cell/>
        </table:table-row>
        <table:table-row table:style-name="ro1">
          <table:table-cell table:style-name="ce43"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Play mods</text:p>
          </table:table-cell>
        </table:table-row>
        <table:table-row table:style-name="ro1" table:number-rows-repeated="1048529">
          <table:table-cell/>
        </table:table-row>
        <table:table-row table:style-name="ro1">
          <table:table-cell/>
        </table:table-row>
      </table:table>
      <table:table table:name="Structure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44" office:value-type="string" calcext:value-type="string">
            <text:p>Managers</text:p>
          </table:table-cell>
          <table:table-cell table:style-name="ce44" office:value-type="string" calcext:value-type="string">
            <text:p>Operatio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verything except unit control</text:p>
          </table:table-cell>
          <table:table-cell office:value-type="string" calcext:value-type="string">
            <text:p>Control a given set of units to perform some given tas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5" office:value-type="string" calcext:value-type="string">
            <text:p>Building manager</text:p>
          </table:table-cell>
          <table:table-cell table:style-name="ce45" office:value-type="string" calcext:value-type="string">
            <text:p>Build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termine building placements</text:p>
          </table:table-cell>
          <table:table-cell office:value-type="string" calcext:value-type="string">
            <text:p>Build a given foundation</text:p>
          </table:table-cell>
        </table:table-row>
        <table:table-row table:style-name="ro1">
          <table:table-cell office:value-type="string" calcext:value-type="string">
            <text:p>Manage building operations</text:p>
          </table:table-cell>
          <table:table-cell/>
        </table:table-row>
        <table:table-row table:style-name="ro1">
          <table:table-cell/>
          <table:table-cell table:style-name="ce45" office:value-type="string" calcext:value-type="string">
            <text:p>Gather operation</text:p>
          </table:table-cell>
        </table:table-row>
        <table:table-row table:style-name="ro1">
          <table:table-cell table:style-name="ce45" office:value-type="string" calcext:value-type="string">
            <text:p>Economy manager</text:p>
          </table:table-cell>
          <table:table-cell/>
        </table:table-row>
        <table:table-row table:style-name="ro1">
          <table:table-cell/>
          <table:table-cell table:style-name="ce46" office:value-type="string" calcext:value-type="string">
            <text:p>Gather a given resource at a given dropsite</text:p>
          </table:table-cell>
        </table:table-row>
        <table:table-row table:style-name="ro1">
          <table:table-cell office:value-type="string" calcext:value-type="string">
            <text:p>Train civilian units</text:p>
          </table:table-cell>
          <table:table-cell/>
        </table:table-row>
        <table:table-row table:style-name="ro1">
          <table:table-cell office:value-type="string" calcext:value-type="string">
            <text:p>Build eco buildings</text:p>
          </table:table-cell>
          <table:table-cell table:style-name="ce45" office:value-type="string" calcext:value-type="string">
            <text:p>Scout operation</text:p>
          </table:table-cell>
        </table:table-row>
        <table:table-row table:style-name="ro1">
          <table:table-cell office:value-type="string" calcext:value-type="string">
            <text:p>Manage gather operations</text:p>
          </table:table-cell>
          <table:table-cell/>
        </table:table-row>
        <table:table-row table:style-name="ro1">
          <table:table-cell office:value-type="string" calcext:value-type="string">
            <text:p>Research eco techs</text:p>
          </table:table-cell>
          <table:table-cell table:style-name="ce46" office:value-type="string" calcext:value-type="string">
            <text:p>Scout around a given center position</text:p>
          </table:table-cell>
        </table:table-row>
        <table:table-row table:style-name="ro1">
          <table:table-cell office:value-type="string" calcext:value-type="string">
            <text:p>Provide eco information</text:p>
          </table:table-cell>
          <table:table-cell office:value-type="string" calcext:value-type="string">
            <text:p>Can also be used for enemy base scouting, patrol, et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5" office:value-type="string" calcext:value-type="string">
            <text:p>Military manager</text:p>
          </table:table-cell>
          <table:table-cell table:style-name="ce45" office:value-type="string" calcext:value-type="string">
            <text:p>Attack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in military units</text:p>
          </table:table-cell>
          <table:table-cell office:value-type="string" calcext:value-type="string">
            <text:p>Take control of a given target position with a given radius</text:p>
          </table:table-cell>
        </table:table-row>
        <table:table-row table:style-name="ro1">
          <table:table-cell office:value-type="string" calcext:value-type="string">
            <text:p>Build military buildings</text:p>
          </table:table-cell>
          <table:table-cell/>
        </table:table-row>
        <table:table-row table:style-name="ro1">
          <table:table-cell office:value-type="string" calcext:value-type="string">
            <text:p>Manage scout operations</text:p>
          </table:table-cell>
          <table:table-cell table:style-name="ce45" office:value-type="string" calcext:value-type="string">
            <text:p>Heal operation</text:p>
          </table:table-cell>
        </table:table-row>
        <table:table-row table:style-name="ro1">
          <table:table-cell office:value-type="string" calcext:value-type="string">
            <text:p>Manage attack operations</text:p>
          </table:table-cell>
          <table:table-cell/>
        </table:table-row>
        <table:table-row table:style-name="ro1">
          <table:table-cell office:value-type="string" calcext:value-type="string">
            <text:p>Manage heal operations</text:p>
          </table:table-cell>
          <table:table-cell table:style-name="ce46" office:value-type="string" calcext:value-type="string">
            <text:p>Heal units at a given healing provider unit</text:p>
          </table:table-cell>
        </table:table-row>
        <table:table-row table:style-name="ro1">
          <table:table-cell office:value-type="string" calcext:value-type="string">
            <text:p>Research military techs</text:p>
          </table:table-cell>
          <table:table-cell/>
        </table:table-row>
        <table:table-row table:style-name="ro1">
          <table:table-cell office:value-type="string" calcext:value-type="string">
            <text:p>Provide military inform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5" office:value-type="string" calcext:value-type="string">
            <text:p>Strateg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cide which and how many units to train</text:p>
          </table:table-cell>
          <table:table-cell/>
        </table:table-row>
        <table:table-row table:style-name="ro1">
          <table:table-cell office:value-type="string" calcext:value-type="string">
            <text:p>Set eco priorities</text:p>
          </table:table-cell>
          <table:table-cell/>
        </table:table-row>
        <table:table-row table:style-name="ro1">
          <table:table-cell office:value-type="string" calcext:value-type="string">
            <text:p>Determine budget for eco &amp; military manager</text:p>
          </table:table-cell>
          <table:table-cell/>
        </table:table-row>
        <table:table-row table:style-name="ro1">
          <table:table-cell office:value-type="string" calcext:value-type="string">
            <text:p>Decide which techs to research</text:p>
          </table:table-cell>
          <table:table-cell/>
        </table:table-row>
        <table:table-row table:style-name="ro1">
          <table:table-cell office:value-type="string" calcext:value-type="string">
            <text:p>Decide when and who to attack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5" office:value-type="string" calcext:value-type="string">
            <text:p>Diplomac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m information sharing</text:p>
          </table:table-cell>
          <table:table-cell/>
        </table:table-row>
        <table:table-row table:style-name="ro1">
          <table:table-cell office:value-type="string" calcext:value-type="string">
            <text:p>Team coordination</text:p>
          </table:table-cell>
          <table:table-cell/>
        </table:table-row>
        <table:table-row table:style-name="ro1">
          <table:table-cell office:value-type="string" calcext:value-type="string">
            <text:p>Provide info on enemies</text:p>
          </table:table-cell>
          <table:table-cell/>
        </table:table-row>
      </table:table>
      <table:table table:name="Team" table:style-name="ta1">
        <table:table-column table:style-name="co5" table:default-cell-style-name="ce38"/>
        <table:table-column table:style-name="co6" table:default-cell-style-name="ce38"/>
        <table:table-column table:style-name="co2" table:number-columns-repeated="1022" table:default-cell-style-name="ce38"/>
        <table:table-row table:style-name="ro1">
          <table:table-cell table:style-name="ce26" office:value-type="string" calcext:value-type="string">
            <text:p>Sn</text:p>
          </table:table-cell>
          <table:table-cell table:style-name="ce26" office:value-type="string" calcext:value-type="string">
            <text:p>Use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Protocol version (= 17231)</text:p>
          </table:table-cell>
          <table:table-cell table:number-columns-repeated="102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Identity (goal 420)</text:p>
          </table:table-cell>
          <table:table-cell table:number-columns-repeated="10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own under attack: 1 = under attack, 0 = not under attack (goal 11)</text:p>
          </table:table-cell>
          <table:table-cell table:number-columns-repeated="102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ttacking: 1 = attacking, 0 = not attacking (goal 392)</text:p>
          </table:table-cell>
          <table:table-cell table:number-columns-repeated="102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Position: 1 = flank, 2 = pocket (goal 46)</text:p>
          </table:table-cell>
          <table:table-cell table:number-columns-repeated="102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Position self x (goal 478)</text:p>
          </table:table-cell>
          <table:table-cell table:number-columns-repeated="102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Position self y (goal 479)</text:p>
          </table:table-cell>
          <table:table-cell table:number-columns-repeated="102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Michi Cut Priority: 0 = nothing, 4535 = you want priority to cut forests in MICHI (goal 499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all the following, set to -1 if unus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obstructed tile x</text:p>
          </table:table-cell>
          <table:table-cell table:number-columns-repeated="102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bstructed tile y</text:p>
          </table:table-cell>
          <table:table-cell table:number-columns-repeated="102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unobstructed tile x</text:p>
          </table:table-cell>
          <table:table-cell table:number-columns-repeated="102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unobstructed tile y</text:p>
          </table:table-cell>
          <table:table-cell table:number-columns-repeated="102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unit id</text:p>
          </table:table-cell>
          <table:table-cell table:number-columns-repeated="102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unit player id</text:p>
          </table:table-cell>
          <table:table-cell table:number-columns-repeated="102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unit type id</text:p>
          </table:table-cell>
          <table:table-cell table:number-columns-repeated="102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unit position x</text:p>
          </table:table-cell>
          <table:table-cell table:number-columns-repeated="102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unit position y</text:p>
          </table:table-cell>
          <table:table-cell table:number-columns-repeated="102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unit id for unit that has died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wall build time in seconds of game time, -1 = no team wall</text:p>
          </table:table-cell>
          <table:table-cell table:number-columns-repeated="102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p1 w1 x</text:p>
          </table:table-cell>
          <table:table-cell table:number-columns-repeated="102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p1 w1 y</text:p>
          </table:table-cell>
          <table:table-cell table:number-columns-repeated="102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p1 w2 x</text:p>
          </table:table-cell>
          <table:table-cell table:number-columns-repeated="102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p1 w2 y</text:p>
          </table:table-cell>
          <table:table-cell table:number-columns-repeated="102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p1 w3 x</text:p>
          </table:table-cell>
          <table:table-cell table:number-columns-repeated="102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p1 w3 y</text:p>
          </table:table-cell>
          <table:table-cell table:number-columns-repeated="102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p2 w1 x</text:p>
          </table:table-cell>
          <table:table-cell table:number-columns-repeated="102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p2 w1 y</text:p>
          </table:table-cell>
          <table:table-cell table:number-columns-repeated="102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p2 w2 x</text:p>
          </table:table-cell>
          <table:table-cell table:number-columns-repeated="10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p2 w2 y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2 w3 x</text:p>
          </table:table-cell>
          <table:table-cell table:number-columns-repeated="102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p2 w3 y</text:p>
          </table:table-cell>
          <table:table-cell table:number-columns-repeated="102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3 w1 x</text:p>
          </table:table-cell>
          <table:table-cell table:number-columns-repeated="102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p3 w1 y</text:p>
          </table:table-cell>
          <table:table-cell table:number-columns-repeated="102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p3 w2 x</text:p>
          </table:table-cell>
          <table:table-cell table:number-columns-repeated="102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p3 w2 y</text:p>
          </table:table-cell>
          <table:table-cell table:number-columns-repeated="102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3 w3 x</text:p>
          </table:table-cell>
          <table:table-cell table:number-columns-repeated="102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3 w3 y</text:p>
          </table:table-cell>
          <table:table-cell table:number-columns-repeated="102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p4 w1 x</text:p>
          </table:table-cell>
          <table:table-cell table:number-columns-repeated="102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4 w1 y</text:p>
          </table:table-cell>
          <table:table-cell table:number-columns-repeated="102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p4 w2 x</text:p>
          </table:table-cell>
          <table:table-cell table:number-columns-repeated="102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p4 w2 y</text:p>
          </table:table-cell>
          <table:table-cell table:number-columns-repeated="102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p4 w3 x</text:p>
          </table:table-cell>
          <table:table-cell table:number-columns-repeated="102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p4 w3 y</text:p>
          </table:table-cell>
          <table:table-cell table:number-columns-repeated="102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5 w1 x</text:p>
          </table:table-cell>
          <table:table-cell table:number-columns-repeated="102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5 w1 y</text:p>
          </table:table-cell>
          <table:table-cell table:number-columns-repeated="102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5 w2 x</text:p>
          </table:table-cell>
          <table:table-cell table:number-columns-repeated="102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5 w2 y</text:p>
          </table:table-cell>
          <table:table-cell table:number-columns-repeated="102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5 w3 x</text:p>
          </table:table-cell>
          <table:table-cell table:number-columns-repeated="102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5 w3 y</text:p>
          </table:table-cell>
          <table:table-cell table:number-columns-repeated="102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p6 w1 x</text:p>
          </table:table-cell>
          <table:table-cell table:number-columns-repeated="102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6 w1 y</text:p>
          </table:table-cell>
          <table:table-cell table:number-columns-repeated="102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p6 w2 x</text:p>
          </table:table-cell>
          <table:table-cell table:number-columns-repeated="102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6 w2 y</text:p>
          </table:table-cell>
          <table:table-cell table:number-columns-repeated="102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6 w3 x</text:p>
          </table:table-cell>
          <table:table-cell table:number-columns-repeated="102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p6 w3 y</text:p>
          </table:table-cell>
          <table:table-cell table:number-columns-repeated="102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p7 w1 x</text:p>
          </table:table-cell>
          <table:table-cell table:number-columns-repeated="102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p7 w1 y</text:p>
          </table:table-cell>
          <table:table-cell table:number-columns-repeated="102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p7 w2 x</text:p>
          </table:table-cell>
          <table:table-cell table:number-columns-repeated="102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p7 w2 y</text:p>
          </table:table-cell>
          <table:table-cell table:number-columns-repeated="102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p7 w3 x</text:p>
          </table:table-cell>
          <table:table-cell table:number-columns-repeated="102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p7 w3 y</text:p>
          </table:table-cell>
          <table:table-cell table:number-columns-repeated="102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p8 w1 x</text:p>
          </table:table-cell>
          <table:table-cell table:number-columns-repeated="102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p8 w1 y</text:p>
          </table:table-cell>
          <table:table-cell table:number-columns-repeated="102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p8 w2 x</text:p>
          </table:table-cell>
          <table:table-cell table:number-columns-repeated="102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p8 w2 y</text:p>
          </table:table-cell>
          <table:table-cell table:number-columns-repeated="102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p8 w3 x</text:p>
          </table:table-cell>
          <table:table-cell table:number-columns-repeated="102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p8 w3 y</text:p>
          </table:table-cell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ms" table:style-name="ta1">
        <table:table-column table:style-name="co7" table:number-columns-repeated="20" table:default-cell-style-name="ce49"/>
        <table:table-column table:style-name="co2" table:number-columns-repeated="1004" table:default-cell-style-name="ce49"/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IL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number-columns-repeated="8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/00/0000</text:date>, <text:time style:data-style-name="N2" text:time-value="21:56:55.6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09-12T22:33:01.793000000</dc:date>
    <meta:editing-duration>P1DT1H21M52S</meta:editing-duration>
    <meta:editing-cycles>47</meta:editing-cycles>
    <meta:generator>LibreOffice/6.0.3.2$Windows_X86_64 LibreOffice_project/8f48d515416608e3a835360314dac7e47fd0b821</meta:generator>
    <meta:document-statistic meta:table-count="4" meta:cell-count="356" meta:object-count="0"/>
  </office:meta>
</office:document-meta>
</file>